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8ddbe" officeooo:paragraph-rsid="0018ddbe" style:font-size-asian="12.25pt" style:font-size-complex="14pt"/>
    </style:style>
    <style:style style:name="P2" style:family="paragraph" style:parent-style-name="Standard">
      <style:text-properties fo:font-size="14pt" officeooo:rsid="0018ddbe" officeooo:paragraph-rsid="001a984c" style:font-size-asian="12.25pt" style:font-size-complex="14pt"/>
    </style:style>
    <style:style style:name="P3" style:family="paragraph" style:parent-style-name="Standard">
      <style:text-properties fo:font-size="14pt" officeooo:rsid="0018ddbe" officeooo:paragraph-rsid="001b0102" style:font-size-asian="12.25pt" style:font-size-complex="14pt"/>
    </style:style>
    <style:style style:name="P4" style:family="paragraph" style:parent-style-name="Standard">
      <style:text-properties fo:font-size="14pt" officeooo:rsid="0018ddbe" officeooo:paragraph-rsid="00603be0" style:font-size-asian="12.25pt" style:font-size-complex="14pt"/>
    </style:style>
    <style:style style:name="P5" style:family="paragraph" style:parent-style-name="Standard">
      <style:text-properties fo:font-size="14pt" officeooo:rsid="001a09b5" officeooo:paragraph-rsid="0018ddbe" style:font-size-asian="12.25pt" style:font-size-complex="14pt"/>
    </style:style>
    <style:style style:name="P6" style:family="paragraph" style:parent-style-name="Standard">
      <style:text-properties fo:font-size="14pt" officeooo:rsid="001a09b5" officeooo:paragraph-rsid="001a09b5" style:font-size-asian="12.25pt" style:font-size-complex="14pt"/>
    </style:style>
    <style:style style:name="P7" style:family="paragraph" style:parent-style-name="Standard">
      <style:text-properties fo:font-size="14pt" officeooo:rsid="001a09b5" officeooo:paragraph-rsid="00475eaa" style:font-size-asian="12.25pt" style:font-size-complex="14pt"/>
    </style:style>
    <style:style style:name="P8" style:family="paragraph" style:parent-style-name="Standard">
      <style:text-properties fo:font-size="14pt" officeooo:rsid="001a09b5" officeooo:paragraph-rsid="0068a903" style:font-size-asian="12.25pt" style:font-size-complex="14pt"/>
    </style:style>
    <style:style style:name="P9" style:family="paragraph" style:parent-style-name="Standard">
      <style:text-properties fo:font-size="14pt" officeooo:rsid="001a09b5" officeooo:paragraph-rsid="0081f485" style:font-size-asian="12.25pt" style:font-size-complex="14pt"/>
    </style:style>
    <style:style style:name="P10" style:family="paragraph" style:parent-style-name="Standard">
      <style:text-properties fo:font-size="14pt" officeooo:rsid="001a984c" officeooo:paragraph-rsid="001a984c" style:font-size-asian="12.25pt" style:font-size-complex="14pt"/>
    </style:style>
    <style:style style:name="P11" style:family="paragraph" style:parent-style-name="Standard">
      <style:text-properties fo:font-size="14pt" officeooo:rsid="001a984c" officeooo:paragraph-rsid="001b0102" style:font-size-asian="12.25pt" style:font-size-complex="14pt"/>
    </style:style>
    <style:style style:name="P12" style:family="paragraph" style:parent-style-name="Standard">
      <style:text-properties fo:font-size="14pt" officeooo:rsid="0073a6e6" officeooo:paragraph-rsid="0073a6e6" style:font-size-asian="12.25pt" style:font-size-complex="14pt"/>
    </style:style>
    <style:style style:name="P13" style:family="paragraph" style:parent-style-name="Standard">
      <style:text-properties fo:font-size="14pt" officeooo:rsid="00802609" officeooo:paragraph-rsid="00802609" style:font-size-asian="12.25pt" style:font-size-complex="14pt"/>
    </style:style>
    <style:style style:name="P14" style:family="paragraph" style:parent-style-name="Standard">
      <style:text-properties fo:font-size="14pt" officeooo:rsid="0018ddbe" officeooo:paragraph-rsid="0018ddbe" style:font-size-asian="14pt" style:font-size-complex="14pt"/>
    </style:style>
    <style:style style:name="P15" style:family="paragraph" style:parent-style-name="Standard">
      <style:text-properties fo:font-size="14pt" officeooo:paragraph-rsid="001a09b5" style:font-size-asian="14pt" style:font-size-complex="14pt"/>
    </style:style>
    <style:style style:name="P16" style:family="paragraph" style:parent-style-name="Standard">
      <style:text-properties fo:font-size="14pt" fo:font-weight="normal" officeooo:rsid="0018ddbe" officeooo:paragraph-rsid="0018ddbe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officeooo:rsid="001a09b5" officeooo:paragraph-rsid="001a09b5" fo:background-color="#ffff00" style:font-size-asian="12.25pt" style:font-size-complex="14pt"/>
    </style:style>
    <style:style style:name="P18" style:family="paragraph" style:parent-style-name="Standard">
      <style:text-properties fo:font-size="14pt" officeooo:rsid="001a09b5" officeooo:paragraph-rsid="00647e8b" fo:background-color="#ffff00" style:font-size-asian="12.25pt" style:font-size-complex="14pt"/>
    </style:style>
    <style:style style:name="P19" style:family="paragraph" style:parent-style-name="Standard">
      <style:text-properties fo:font-size="14pt" officeooo:rsid="001a09b5" officeooo:paragraph-rsid="0067174e" fo:background-color="#ffff00" style:font-size-asian="12.25pt" style:font-size-complex="14pt"/>
    </style:style>
    <style:style style:name="P20" style:family="paragraph" style:parent-style-name="Standard">
      <style:text-properties fo:font-size="14pt" officeooo:rsid="001a09b5" officeooo:paragraph-rsid="0068a903" fo:background-color="#ffff00" style:font-size-asian="12.25pt" style:font-size-complex="14pt"/>
    </style:style>
    <style:style style:name="P21" style:family="paragraph" style:parent-style-name="Standard">
      <style:text-properties fo:font-size="14pt" officeooo:rsid="001a09b5" officeooo:paragraph-rsid="0068ecf0" fo:background-color="#ffff00" style:font-size-asian="12.25pt" style:font-size-complex="14pt"/>
    </style:style>
    <style:style style:name="P22" style:family="paragraph" style:parent-style-name="Standard">
      <style:text-properties fo:font-size="14pt" officeooo:rsid="001a09b5" officeooo:paragraph-rsid="006c8172" fo:background-color="#ffff00" style:font-size-asian="12.25pt" style:font-size-complex="14pt"/>
    </style:style>
    <style:style style:name="P23" style:family="paragraph" style:parent-style-name="Standard">
      <style:text-properties fo:font-size="14pt" officeooo:rsid="001a09b5" officeooo:paragraph-rsid="0083cccb" fo:background-color="#ffff00" style:font-size-asian="12.25pt" style:font-size-complex="14pt"/>
    </style:style>
    <style:style style:name="P24" style:family="paragraph" style:parent-style-name="Standard">
      <style:text-properties fo:font-size="14pt" officeooo:rsid="0018ddbe" officeooo:paragraph-rsid="001b0102" fo:background-color="#ffff00" style:font-size-asian="12.25pt" style:font-size-complex="14pt"/>
    </style:style>
    <style:style style:name="P25" style:family="paragraph" style:parent-style-name="Standard">
      <style:text-properties fo:font-size="14pt" officeooo:rsid="0018ddbe" officeooo:paragraph-rsid="00603be0" fo:background-color="#ffff00" style:font-size-asian="12.25pt" style:font-size-complex="14pt"/>
    </style:style>
    <style:style style:name="P26" style:family="paragraph" style:parent-style-name="Standard">
      <style:text-properties fo:font-size="14pt" officeooo:rsid="0018ddbe" officeooo:paragraph-rsid="0018ddbe" fo:background-color="#ffff00" style:font-size-asian="12.25pt" style:font-size-complex="14pt"/>
    </style:style>
    <style:style style:name="P27" style:family="paragraph" style:parent-style-name="Standard">
      <style:text-properties fo:font-size="14pt" officeooo:rsid="0018ddbe" officeooo:paragraph-rsid="001a984c" fo:background-color="#ffff00" style:font-size-asian="12.25pt" style:font-size-complex="14pt"/>
    </style:style>
    <style:style style:name="P28" style:family="paragraph" style:parent-style-name="Standard">
      <style:text-properties fo:font-size="14pt" officeooo:rsid="0073a6e6" officeooo:paragraph-rsid="0073a6e6" fo:background-color="#ffff00" style:font-size-asian="12.25pt" style:font-size-complex="14pt"/>
    </style:style>
    <style:style style:name="P29" style:family="paragraph" style:parent-style-name="Standard">
      <style:text-properties fo:font-size="14pt" officeooo:rsid="0078136f" officeooo:paragraph-rsid="0078136f" fo:background-color="#ffff00" style:font-size-asian="12.25pt" style:font-size-complex="14pt"/>
    </style:style>
    <style:style style:name="P30" style:family="paragraph" style:parent-style-name="Standard">
      <style:text-properties fo:font-size="14pt" officeooo:rsid="0083cccb" officeooo:paragraph-rsid="0083cccb" fo:background-color="#ffff00" style:font-size-asian="12.25pt" style:font-size-complex="14pt"/>
    </style:style>
    <style:style style:name="P31" style:family="paragraph" style:parent-style-name="Standard">
      <style:text-properties fo:font-size="14pt" officeooo:rsid="008af18d" officeooo:paragraph-rsid="008af18d" fo:background-color="#ffff00" style:font-size-asian="12.25pt" style:font-size-complex="14pt"/>
    </style:style>
    <style:style style:name="P32" style:family="paragraph" style:parent-style-name="Standard">
      <style:text-properties fo:font-size="14pt" officeooo:rsid="0018ddbe" officeooo:paragraph-rsid="0018ddbe" fo:background-color="#ffff00" style:font-size-asian="14pt" style:font-size-complex="14pt"/>
    </style:style>
    <style:style style:name="P33" style:family="paragraph" style:parent-style-name="Standard">
      <style:text-properties fo:font-size="14pt" officeooo:rsid="001a09b5" officeooo:paragraph-rsid="0068a903" fo:background-color="transparent" style:font-size-asian="12.25pt" style:font-size-complex="14pt"/>
    </style:style>
    <style:style style:name="P34" style:family="paragraph" style:parent-style-name="Standard">
      <style:text-properties fo:font-size="14pt" officeooo:rsid="001a09b5" officeooo:paragraph-rsid="0083cccb" fo:background-color="transparent" style:font-size-asian="12.25pt" style:font-size-complex="14pt"/>
    </style:style>
    <style:style style:name="P35" style:family="paragraph" style:parent-style-name="Standard">
      <style:text-properties fo:font-size="14pt" officeooo:rsid="007573a2" officeooo:paragraph-rsid="0081f485" fo:background-color="transparent" style:font-size-asian="12.25pt" style:font-size-complex="14pt"/>
    </style:style>
    <style:style style:name="P36" style:family="paragraph" style:parent-style-name="Standard">
      <style:text-properties fo:font-size="14pt" officeooo:rsid="007c98d0" officeooo:paragraph-rsid="0081f485" fo:background-color="transparent" style:font-size-asian="12.25pt" style:font-size-complex="14pt"/>
    </style:style>
    <style:style style:name="P37" style:family="paragraph" style:parent-style-name="Standard">
      <style:text-properties fo:font-size="16pt" officeooo:rsid="0018ddbe" officeooo:paragraph-rsid="0018ddbe" style:font-size-asian="14pt" style:font-size-complex="16pt"/>
    </style:style>
    <style:style style:name="P38" style:family="paragraph" style:parent-style-name="Standard">
      <style:text-properties fo:font-size="16pt" officeooo:rsid="0018ddbe" officeooo:paragraph-rsid="0018ddbe" style:font-size-asian="16pt" style:font-size-complex="16pt"/>
    </style:style>
    <style:style style:name="P39" style:family="paragraph" style:parent-style-name="Standard">
      <style:text-properties style:font-name="Liberation Serif" fo:font-size="14pt" fo:font-weight="normal" officeooo:rsid="0018ddbe" officeooo:paragraph-rsid="0018ddbe" style:font-size-asian="14pt" style:font-weight-asian="normal" style:font-size-complex="14pt" style:font-weight-complex="normal"/>
    </style:style>
    <style:style style:name="P40" style:family="paragraph" style:parent-style-name="Standard">
      <style:text-properties style:font-name="Liberation Serif" fo:font-size="14pt" fo:font-weight="normal" officeooo:rsid="001a09b5" officeooo:paragraph-rsid="00603be0" fo:background-color="#ffff00" style:font-size-asian="14pt" style:font-weight-asian="normal" style:font-size-complex="14pt" style:font-weight-complex="normal"/>
    </style:style>
    <style:style style:name="P41" style:family="paragraph" style:parent-style-name="Standard">
      <style:text-properties style:font-name="Liberation Serif" fo:font-size="14pt" fo:font-weight="normal" officeooo:rsid="001a09b5" officeooo:paragraph-rsid="001a09b5" fo:background-color="#ffff00" style:font-size-asian="14pt" style:font-weight-asian="normal" style:font-size-complex="14pt" style:font-weight-complex="normal"/>
    </style:style>
    <style:style style:name="P42" style:family="paragraph" style:parent-style-name="Standard">
      <style:text-properties style:font-name="Liberation Serif" fo:font-size="14pt" officeooo:paragraph-rsid="003a9493" style:font-size-asian="14pt" style:font-size-complex="14pt"/>
    </style:style>
    <style:style style:name="P43" style:family="paragraph" style:parent-style-name="Standard">
      <style:text-properties style:font-name="Liberation Serif" fo:font-size="14pt" officeooo:paragraph-rsid="001a09b5" style:font-size-asian="14pt" style:font-size-complex="14pt"/>
    </style:style>
    <style:style style:name="P44" style:family="paragraph" style:parent-style-name="Standard">
      <style:text-properties style:font-name="Liberation Serif" fo:font-size="14pt" officeooo:rsid="001a09b5" officeooo:paragraph-rsid="001a09b5" style:font-size-asian="14pt" style:font-size-complex="14pt"/>
    </style:style>
    <style:style style:name="P45" style:family="paragraph" style:parent-style-name="Standard">
      <style:text-properties style:font-name="Liberation Serif" fo:font-size="14pt" officeooo:rsid="001a09b5" officeooo:paragraph-rsid="001a09b5" fo:background-color="transparent" style:font-size-asian="14pt" style:font-size-complex="14pt"/>
    </style:style>
    <style:style style:name="P46" style:family="paragraph" style:parent-style-name="Standard">
      <style:text-properties officeooo:paragraph-rsid="0033f597"/>
    </style:style>
    <style:style style:name="P47" style:family="paragraph" style:parent-style-name="Standard">
      <style:text-properties officeooo:paragraph-rsid="00475eaa"/>
    </style:style>
    <style:style style:name="P48" style:family="paragraph" style:parent-style-name="Standard">
      <style:text-properties officeooo:paragraph-rsid="00468f60"/>
    </style:style>
    <style:style style:name="P49" style:family="paragraph" style:parent-style-name="Standard">
      <style:text-properties officeooo:paragraph-rsid="008d4066"/>
    </style:style>
    <style:style style:name="P50" style:family="paragraph" style:parent-style-name="Text_20_body">
      <style:text-properties officeooo:paragraph-rsid="002e1bf6"/>
    </style:style>
    <style:style style:name="P51" style:family="paragraph" style:parent-style-name="Text_20_body">
      <style:text-properties style:font-name="Liberation Serif" fo:font-size="14pt" fo:font-weight="normal" officeooo:paragraph-rsid="003f6b45" style:font-size-asian="14pt" style:font-weight-asian="normal" style:font-size-complex="14pt" style:font-weight-complex="normal"/>
    </style:style>
    <style:style style:name="P52" style:family="paragraph" style:parent-style-name="Text_20_body">
      <style:text-properties fo:font-size="14pt" officeooo:paragraph-rsid="003f6b45" fo:background-color="#ffff00" style:font-size-asian="14pt" style:font-size-complex="14pt"/>
    </style:style>
    <style:style style:name="P53" style:family="paragraph" style:parent-style-name="Heading_20_1">
      <style:text-properties style:font-name="Liberation Serif" fo:font-size="14pt" officeooo:rsid="001a09b5" officeooo:paragraph-rsid="001a09b5" style:font-size-asian="12.25pt" style:font-size-complex="14pt"/>
    </style:style>
    <style:style style:name="P54" style:family="paragraph" style:parent-style-name="Heading_20_1">
      <style:paragraph-properties fo:margin-top="0cm" fo:margin-bottom="0cm" loext:contextual-spacing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top="0cm" fo:margin-bottom="0cm" loext:contextual-spacing="false"/>
      <style:text-properties fo:font-size="14pt" fo:background-color="#ffff00" style:font-size-asian="14pt" style:font-size-complex="14pt"/>
    </style:style>
    <style:style style:name="P56" style:family="paragraph" style:parent-style-name="Text_20_body">
      <style:paragraph-properties fo:margin-top="0cm" fo:margin-bottom="0cm" loext:contextual-spacing="false"/>
      <style:text-properties style:font-name="Liberation Serif" fo:background-color="#ffff00"/>
    </style:style>
    <style:style style:name="P57" style:family="paragraph" style:parent-style-name="Preformatted_20_Text">
      <style:text-properties style:font-name="Liberation Serif" fo:font-size="14pt" fo:font-weight="normal" officeooo:rsid="001a09b5" officeooo:paragraph-rsid="001a09b5" style:font-size-asian="14pt" style:font-weight-asian="normal" style:font-size-complex="14pt" style:font-weight-complex="normal"/>
    </style:style>
    <style:style style:name="P58" style:family="paragraph" style:parent-style-name="Preformatted_20_Text">
      <style:text-properties style:font-name="Liberation Serif" fo:font-size="14pt" officeooo:rsid="001a09b5" officeooo:paragraph-rsid="001a09b5" fo:background-color="#ffff00" style:font-size-asian="14pt" style:font-size-complex="14pt"/>
    </style:style>
    <style:style style:name="P59" style:family="paragraph" style:parent-style-name="Preformatted_20_Text">
      <style:text-properties style:font-name="Liberation Serif" fo:font-size="14pt" officeooo:rsid="001a09b5" officeooo:paragraph-rsid="00744f42" style:font-size-asian="14pt" style:font-size-complex="14pt"/>
    </style:style>
    <style:style style:name="P60" style:family="paragraph" style:parent-style-name="Preformatted_20_Text">
      <style:text-properties fo:font-size="14pt" officeooo:rsid="001a09b5" officeooo:paragraph-rsid="001a09b5" style:font-size-asian="12.25pt" style:font-size-complex="14pt"/>
    </style:style>
    <style:style style:name="P61" style:family="paragraph" style:parent-style-name="Preformatted_20_Text">
      <style:text-properties fo:font-size="14pt" officeooo:rsid="001a09b5" officeooo:paragraph-rsid="004c7321" style:font-size-asian="12.25pt" style:font-size-complex="14pt"/>
    </style:style>
    <style:style style:name="P62" style:family="paragraph" style:parent-style-name="Preformatted_20_Text">
      <style:text-properties fo:font-size="14pt" officeooo:rsid="0018ddbe" officeooo:paragraph-rsid="0018ddbe" style:font-size-asian="12.25pt" style:font-size-complex="14pt"/>
    </style:style>
    <style:style style:name="P63" style:family="paragraph" style:parent-style-name="Preformatted_20_Text">
      <style:text-properties fo:font-size="14pt" officeooo:rsid="0018ddbe" officeooo:paragraph-rsid="001b0102" style:font-size-asian="12.25pt" style:font-size-complex="14pt"/>
    </style:style>
    <style:style style:name="P64" style:family="paragraph" style:parent-style-name="Preformatted_20_Text">
      <style:paragraph-properties fo:margin-top="0cm" fo:margin-bottom="0.499cm" loext:contextual-spacing="false"/>
      <style:text-properties style:font-name="Liberation Serif" fo:font-size="14pt" fo:font-weight="normal" fo:background-color="#ffff00" style:font-size-asian="14pt" style:font-weight-asian="normal" style:font-size-complex="14pt" style:font-weight-complex="normal"/>
    </style:style>
    <style:style style:name="P65" style:family="paragraph" style:parent-style-name="Heading_20_3">
      <style:text-properties style:font-name="Liberation Serif" fo:font-size="14pt" fo:font-weight="normal" officeooo:paragraph-rsid="003dc019" style:font-size-asian="14pt" style:font-weight-asian="normal" style:font-size-complex="14pt" style:font-weight-complex="normal"/>
    </style:style>
    <style:style style:name="P66" style:family="paragraph" style:parent-style-name="Heading_20_3">
      <style:text-properties officeooo:paragraph-rsid="008ed6ef"/>
    </style:style>
    <style:style style:name="P67" style:family="paragraph" style:parent-style-name="Preformatted_20_Text">
      <style:text-properties fo:font-size="14pt" officeooo:rsid="001a09b5" officeooo:paragraph-rsid="004c7321" style:font-size-asian="12.25pt" style:font-size-complex="14pt"/>
    </style:style>
    <style:style style:name="P68" style:family="paragraph" style:parent-style-name="Preformatted_20_Text">
      <style:text-properties fo:font-size="14pt" officeooo:rsid="001a09b5" officeooo:paragraph-rsid="008ed6ef" style:font-size-asian="12.25pt" style:font-size-complex="14pt"/>
    </style:style>
    <style:style style:name="P69" style:family="paragraph" style:parent-style-name="Preformatted_20_Text">
      <style:text-properties fo:font-size="14pt" officeooo:rsid="001a09b5" officeooo:paragraph-rsid="009209a1" style:font-size-asian="12.25pt" style:font-size-complex="14pt"/>
    </style:style>
    <style:style style:name="P70" style:family="paragraph" style:parent-style-name="Preformatted_20_Text">
      <style:text-properties fo:font-size="14pt" officeooo:rsid="001a09b5" officeooo:paragraph-rsid="00933a49" style:font-size-asian="12.25pt" style:font-size-complex="14pt"/>
    </style:style>
    <style:style style:name="P71" style:family="paragraph" style:parent-style-name="Preformatted_20_Text">
      <style:text-properties fo:font-size="14pt" officeooo:rsid="001a09b5" officeooo:paragraph-rsid="00951145" style:font-size-asian="12.25pt" style:font-size-complex="14pt"/>
    </style:style>
    <style:style style:name="P72" style:family="paragraph" style:parent-style-name="Preformatted_20_Text">
      <style:text-properties fo:font-size="14pt" officeooo:rsid="001a09b5" officeooo:paragraph-rsid="00970d88" style:font-size-asian="12.25pt" style:font-size-complex="14pt"/>
    </style:style>
    <style:style style:name="P73" style:family="paragraph" style:parent-style-name="Standard">
      <style:text-properties fo:font-size="14pt" officeooo:rsid="008af18d" officeooo:paragraph-rsid="008d4066" fo:background-color="#ffff00" style:font-size-asian="12.25pt" style:font-size-complex="14pt"/>
    </style:style>
    <style:style style:name="P74" style:family="paragraph" style:parent-style-name="Standard">
      <style:text-properties fo:font-size="14pt" officeooo:rsid="001a09b5" officeooo:paragraph-rsid="001a09b5" fo:background-color="#ffff00" style:font-size-asian="12.25pt" style:font-size-complex="14pt"/>
    </style:style>
    <style:style style:name="P75" style:family="paragraph" style:parent-style-name="Standard">
      <style:text-properties fo:font-size="14pt" officeooo:rsid="009dc024" officeooo:paragraph-rsid="009dc024" fo:background-color="#ffff00" style:font-size-asian="12.25pt" style:font-size-complex="14pt"/>
    </style:style>
    <style:style style:name="P76" style:family="paragraph" style:parent-style-name="Standard">
      <style:text-properties fo:font-size="14pt" officeooo:rsid="00a0adb2" officeooo:paragraph-rsid="00a0adb2" fo:background-color="#ffff00" style:font-size-asian="12.25pt" style:font-size-complex="14pt"/>
    </style:style>
    <style:style style:name="P77" style:family="paragraph" style:parent-style-name="Standard">
      <style:text-properties fo:font-size="14pt" officeooo:rsid="00a0adb2" officeooo:paragraph-rsid="00a9b288" fo:background-color="#ffff00" style:font-size-asian="12.25pt" style:font-size-complex="14pt"/>
    </style:style>
    <style:style style:name="P78" style:family="paragraph" style:parent-style-name="Standard">
      <style:text-properties fo:font-size="14pt" officeooo:rsid="00a25c6b" officeooo:paragraph-rsid="00a25c6b" fo:background-color="#ffff00" style:font-size-asian="12.25pt" style:font-size-complex="14pt"/>
    </style:style>
    <style:style style:name="P79" style:family="paragraph" style:parent-style-name="Standard">
      <style:text-properties fo:font-size="14pt" officeooo:rsid="00a635a0" officeooo:paragraph-rsid="00a635a0" fo:background-color="#ffff00" style:font-size-asian="12.25pt" style:font-size-complex="14pt"/>
    </style:style>
    <style:style style:name="P80" style:family="paragraph" style:parent-style-name="Standard">
      <style:text-properties fo:font-size="14pt" officeooo:rsid="00a635a0" officeooo:paragraph-rsid="00a9b288" fo:background-color="#ffff00" style:font-size-asian="12.25pt" style:font-size-complex="14pt"/>
    </style:style>
    <style:style style:name="P81" style:family="paragraph" style:parent-style-name="Standard">
      <style:text-properties fo:font-size="14pt" officeooo:rsid="00a9b288" officeooo:paragraph-rsid="00a9b288" fo:background-color="#ffff00" style:font-size-asian="12.25pt" style:font-size-complex="14pt"/>
    </style:style>
    <style:style style:name="P82" style:family="paragraph" style:parent-style-name="Standard">
      <style:text-properties fo:font-size="14pt" officeooo:paragraph-rsid="0018ddbe" fo:background-color="#ffff00" style:font-size-asian="14pt" style:font-size-complex="14pt"/>
    </style:style>
    <style:style style:name="P83" style:family="paragraph" style:parent-style-name="Standard">
      <style:text-properties fo:font-size="14pt" officeooo:rsid="00975128" officeooo:paragraph-rsid="00975128" fo:background-color="#ffff00" style:font-size-asian="14pt" style:font-size-complex="14pt"/>
    </style:style>
    <style:style style:name="P84" style:family="paragraph" style:parent-style-name="Standard">
      <style:text-properties fo:font-size="14pt" officeooo:rsid="0098a79e" officeooo:paragraph-rsid="0098a79e" fo:background-color="#ffff00" style:font-size-asian="14pt" style:font-size-complex="14pt"/>
    </style:style>
    <style:style style:name="P85" style:family="paragraph" style:parent-style-name="Standard">
      <style:text-properties fo:font-size="14pt" officeooo:rsid="001a09b5" officeooo:paragraph-rsid="001a09b5" style:font-size-asian="12.25pt" style:font-size-complex="14pt"/>
    </style:style>
    <style:style style:name="P86" style:family="paragraph" style:parent-style-name="Standard">
      <style:text-properties fo:font-size="14pt" officeooo:rsid="001a09b5" officeooo:paragraph-rsid="009021d7" style:font-size-asian="12.25pt" style:font-size-complex="14pt"/>
    </style:style>
    <style:style style:name="P87" style:family="paragraph" style:parent-style-name="Standard">
      <style:text-properties fo:font-size="14pt" officeooo:rsid="001a09b5" officeooo:paragraph-rsid="006c8172" style:font-size-asian="12.25pt" style:font-size-complex="14pt"/>
    </style:style>
    <style:style style:name="P88" style:family="paragraph" style:parent-style-name="Standard">
      <style:text-properties fo:font-size="14pt" officeooo:rsid="001a09b5" officeooo:paragraph-rsid="002b5d7e" style:font-size-asian="12.25pt" style:font-size-complex="14pt"/>
    </style:style>
    <style:style style:name="P89" style:family="paragraph" style:parent-style-name="Standard">
      <style:text-properties fo:font-size="14pt" officeooo:rsid="0073a6e6" officeooo:paragraph-rsid="0073a6e6" style:font-size-asian="12.25pt" style:font-size-complex="14pt"/>
    </style:style>
    <style:style style:name="P90" style:family="paragraph" style:parent-style-name="Standard">
      <style:text-properties fo:font-size="14pt" officeooo:paragraph-rsid="001a09b5" style:font-size-asian="12.25pt" style:font-size-complex="14pt"/>
    </style:style>
    <style:style style:name="P91" style:family="paragraph" style:parent-style-name="Standard">
      <style:text-properties fo:font-size="14pt" officeooo:rsid="009dc024" officeooo:paragraph-rsid="009dc024" style:font-size-asian="12.25pt" style:font-size-complex="14pt"/>
    </style:style>
    <style:style style:name="P92" style:family="paragraph" style:parent-style-name="Standard">
      <style:text-properties fo:font-size="14pt" officeooo:rsid="001a09b5" officeooo:paragraph-rsid="009021d7" fo:background-color="transparent" style:font-size-asian="12.25pt" style:font-size-complex="14pt"/>
    </style:style>
    <style:style style:name="P93" style:family="paragraph" style:parent-style-name="Standard">
      <style:text-properties fo:font-size="14pt" officeooo:rsid="001a09b5" officeooo:paragraph-rsid="00a26353" fo:background-color="transparent" style:font-size-asian="12.25pt" style:font-size-complex="14pt"/>
    </style:style>
    <style:style style:name="P94" style:family="paragraph" style:parent-style-name="Standard">
      <style:text-properties fo:font-size="14pt" officeooo:rsid="001a09b5" officeooo:paragraph-rsid="00475eaa" fo:background-color="transparent" style:font-size-asian="12.25pt" style:font-size-complex="14pt"/>
    </style:style>
    <style:style style:name="P95" style:family="paragraph" style:parent-style-name="Standard">
      <style:text-properties fo:font-size="14pt" officeooo:rsid="009dc024" officeooo:paragraph-rsid="009dc024" fo:background-color="transparent" style:font-size-asian="12.25pt" style:font-size-complex="14pt"/>
    </style:style>
    <style:style style:name="P96" style:family="paragraph" style:parent-style-name="Standard">
      <style:text-properties fo:font-size="14pt" officeooo:rsid="00a0adb2" officeooo:paragraph-rsid="00a0adb2" fo:background-color="transparent" style:font-size-asian="12.25pt" style:font-size-complex="14pt"/>
    </style:style>
    <style:style style:name="P97" style:family="paragraph" style:parent-style-name="Standard">
      <style:text-properties fo:font-size="14pt" officeooo:rsid="00a25c6b" officeooo:paragraph-rsid="00a25c6b" fo:background-color="transparent" style:font-size-asian="12.25pt" style:font-size-complex="14pt"/>
    </style:style>
    <style:style style:name="P98" style:family="paragraph" style:parent-style-name="Standard">
      <style:text-properties fo:font-size="14pt" officeooo:rsid="00a635a0" officeooo:paragraph-rsid="00a635a0" fo:background-color="transparent" style:font-size-asian="12.25pt" style:font-size-complex="14pt"/>
    </style:style>
    <style:style style:name="P99" style:family="paragraph" style:parent-style-name="Standard">
      <style:text-properties fo:font-size="14pt" officeooo:rsid="00a6c336" officeooo:paragraph-rsid="00a6c336" fo:background-color="transparent" style:font-size-asian="12.25pt" style:font-size-complex="14pt"/>
    </style:style>
    <style:style style:name="P100" style:family="paragraph" style:parent-style-name="Standard">
      <style:text-properties fo:font-size="14pt" officeooo:rsid="00a9b288" officeooo:paragraph-rsid="00a9b288" fo:background-color="transparent" style:font-size-asian="12.25pt" style:font-size-complex="14pt"/>
    </style:style>
    <style:style style:name="P101" style:family="paragraph" style:parent-style-name="Standard">
      <style:text-properties fo:font-size="14pt" officeooo:rsid="0098a79e" officeooo:paragraph-rsid="0098a79e" fo:background-color="transparent" style:font-size-asian="14pt" style:font-size-complex="14pt"/>
    </style:style>
    <style:style style:name="P102" style:family="paragraph" style:parent-style-name="Standard">
      <style:text-properties fo:font-size="14pt" officeooo:rsid="00975128" officeooo:paragraph-rsid="00975128" fo:background-color="transparent" style:font-size-asian="14pt" style:font-size-complex="14pt"/>
    </style:style>
    <style:style style:name="P103" style:family="paragraph" style:parent-style-name="Standard">
      <style:text-properties fo:font-size="14pt" officeooo:paragraph-rsid="001a09b5" style:font-size-asian="14pt" style:font-size-complex="14pt"/>
    </style:style>
    <style:style style:name="P104" style:family="paragraph" style:parent-style-name="Standard">
      <style:text-properties officeooo:paragraph-rsid="001a09b5" fo:background-color="#ffff00"/>
    </style:style>
    <style:style style:name="P105" style:family="paragraph" style:parent-style-name="Standard">
      <style:text-properties fo:font-size="16pt" officeooo:rsid="0018ddbe" officeooo:paragraph-rsid="0098a79e" fo:background-color="#ffff00" style:font-size-asian="14pt" style:font-size-complex="16pt"/>
    </style:style>
    <style:style style:name="P106" style:family="paragraph" style:parent-style-name="Standard">
      <style:text-properties officeooo:paragraph-rsid="008ed6ef"/>
    </style:style>
    <style:style style:name="P107" style:family="paragraph" style:parent-style-name="Standard">
      <style:text-properties officeooo:paragraph-rsid="008d4066"/>
    </style:style>
    <style:style style:name="P108" style:family="paragraph" style:parent-style-name="Text_20_body">
      <style:text-properties style:font-name="Liberation Serif" fo:font-size="14pt" fo:font-weight="normal" officeooo:paragraph-rsid="003f6b45" style:font-size-asian="14pt" style:font-weight-asian="normal" style:font-size-complex="14pt" style:font-weight-complex="normal"/>
    </style:style>
    <style:style style:name="P109" style:family="paragraph" style:parent-style-name="Text_20_body" style:list-style-name="L1"/>
    <style:style style:name="P110" style:family="paragraph" style:parent-style-name="Text_20_body" style:list-style-name="L2"/>
    <style:style style:name="P111" style:family="paragraph" style:parent-style-name="Text_20_body">
      <style:text-properties fo:font-size="14pt" officeooo:rsid="0098a79e" officeooo:paragraph-rsid="0098a79e" fo:background-color="#ffff00" style:font-size-asian="14pt" style:font-size-complex="14pt"/>
    </style:style>
    <style:style style:name="P112" style:family="paragraph" style:parent-style-name="Text_20_body" style:list-style-name="L1">
      <style:paragraph-properties fo:margin-top="0cm" fo:margin-bottom="0cm" loext:contextual-spacing="false"/>
    </style:style>
    <style:style style:name="P113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1a09b5"/>
    </style:style>
    <style:style style:name="T2" style:family="text">
      <style:text-properties officeooo:rsid="001a984c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4pt" fo:font-weight="normal" fo:background-color="#ffff00" loext:char-shading-value="0" style:font-size-asian="14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18ddbe" fo:background-color="#ffff00" loext:char-shading-value="0" style:font-size-asian="14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1a09b5" fo:background-color="#ffff00" loext:char-shading-value="0" style:font-size-asian="14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953732" fo:background-color="#ffff00" loext:char-shading-value="0" style:font-size-asian="14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a6c336" fo:background-color="#ffff00" loext:char-shading-value="0" style:font-size-asian="14pt" style:font-weight-asian="normal" style:font-size-complex="14pt" style:font-weight-complex="normal"/>
    </style:style>
    <style:style style:name="T9" style:family="text">
      <style:text-properties style:font-name="Liberation Serif" fo:font-size="14pt" style:font-size-asian="14pt" style:font-size-complex="14pt"/>
    </style:style>
    <style:style style:name="T10" style:family="text">
      <style:text-properties style:font-name="Liberation Serif" fo:font-size="14pt" officeooo:rsid="001a09b5" style:font-size-asian="14pt" style:font-size-complex="14pt"/>
    </style:style>
    <style:style style:name="T11" style:family="text">
      <style:text-properties style:font-name="Liberation Serif" fo:font-size="14pt" officeooo:rsid="0077718a" style:font-size-asian="14pt" style:font-size-complex="14pt"/>
    </style:style>
    <style:style style:name="T12" style:family="text">
      <style:text-properties style:font-name="Liberation Serif" fo:font-size="14pt" officeooo:rsid="0018ddbe" fo:background-color="#ffff00" loext:char-shading-value="0" style:font-size-asian="14pt" style:font-size-complex="14pt"/>
    </style:style>
    <style:style style:name="T13" style:family="text">
      <style:text-properties style:font-name="Liberation Serif" fo:font-size="14pt" fo:font-weight="bold" officeooo:rsid="0018ddbe" fo:background-color="#ffff00" loext:char-shading-value="0" style:font-size-asian="14pt" style:font-weight-asian="bold" style:font-size-complex="14pt" style:font-weight-complex="bold"/>
    </style:style>
    <style:style style:name="T14" style:family="text">
      <style:text-properties style:font-name="Liberation Serif" officeooo:rsid="0018ddbe"/>
    </style:style>
    <style:style style:name="T15" style:family="text">
      <style:text-properties style:font-name="Liberation Serif" fo:font-weight="normal" style:font-weight-asian="normal" style:font-weight-complex="normal"/>
    </style:style>
    <style:style style:name="T16" style:family="text">
      <style:text-properties style:font-name="Liberation Serif" fo:font-weight="normal" officeooo:rsid="00760c11" style:font-weight-asian="normal" style:font-weight-complex="normal"/>
    </style:style>
    <style:style style:name="T17" style:family="text">
      <style:text-properties style:font-name="Liberation Serif" fo:font-weight="normal" officeooo:rsid="009a6a07" style:font-weight-asian="normal" style:font-weight-complex="normal"/>
    </style:style>
    <style:style style:name="T18" style:family="text">
      <style:text-properties style:font-name="Liberation Serif" fo:font-weight="normal" fo:background-color="#ffff00" loext:char-shading-value="0" style:font-size-asian="14pt"/>
    </style:style>
    <style:style style:name="T19" style:family="text">
      <style:text-properties style:font-name="Liberation Serif" fo:font-weight="normal" officeooo:rsid="00744f42" fo:background-color="#ffff00" loext:char-shading-value="0" style:font-size-asian="14pt"/>
    </style:style>
    <style:style style:name="T20" style:family="text">
      <style:text-properties style:font-name="Liberation Serif" fo:font-weight="normal" officeooo:rsid="00951145" fo:background-color="#ffff00" loext:char-shading-value="0" style:font-size-asian="14pt"/>
    </style:style>
    <style:style style:name="T21" style:family="text">
      <style:text-properties style:font-name="Liberation Serif" fo:font-weight="normal" officeooo:rsid="0095bc16" fo:background-color="#ffff00" loext:char-shading-value="0" style:font-size-asian="14pt"/>
    </style:style>
    <style:style style:name="T22" style:family="text">
      <style:text-properties style:font-name="Liberation Serif" fo:font-weight="normal" officeooo:rsid="00970d88" fo:background-color="#ffff00" loext:char-shading-value="0" style:font-size-asian="14pt"/>
    </style:style>
    <style:style style:name="T23" style:family="text">
      <style:text-properties style:font-name="Liberation Serif" fo:font-weight="normal" officeooo:rsid="00933a49" fo:background-color="#ffff00" loext:char-shading-value="0" style:font-size-asian="14pt"/>
    </style:style>
    <style:style style:name="T24" style:family="text">
      <style:text-properties style:font-name="Liberation Serif" fo:font-weight="normal" officeooo:rsid="008ed6ef" fo:background-color="transparent" loext:char-shading-value="0" style:font-size-asian="14pt"/>
    </style:style>
    <style:style style:name="T25" style:family="text">
      <style:text-properties style:font-name="Liberation Serif" fo:font-weight="normal" officeooo:rsid="00933a49" fo:background-color="transparent" loext:char-shading-value="0" style:font-size-asian="14pt"/>
    </style:style>
    <style:style style:name="T26" style:family="text">
      <style:text-properties style:font-name="Liberation Serif" style:font-size-asian="14pt"/>
    </style:style>
    <style:style style:name="T27" style:family="text">
      <style:text-properties style:font-name="Liberation Serif" fo:background-color="#ffff00" loext:char-shading-value="0"/>
    </style:style>
    <style:style style:name="T28" style:family="text">
      <style:text-properties style:font-name="Liberation Serif" fo:background-color="#ffff00" loext:char-shading-value="0" style:font-size-asian="14pt"/>
    </style:style>
    <style:style style:name="T29" style:family="text">
      <style:text-properties style:font-name="Liberation Serif" officeooo:rsid="00951145"/>
    </style:style>
    <style:style style:name="T30" style:family="text">
      <style:text-properties style:font-name="Liberation Serif" officeooo:rsid="009a6a07"/>
    </style:style>
    <style:style style:name="T31" style:family="text">
      <style:text-properties fo:font-size="14pt" fo:font-weight="normal" fo:background-color="#ffff00" loext:char-shading-value="0" style:font-size-asian="14pt" style:font-weight-asian="normal" style:font-size-complex="14pt" style:font-weight-complex="normal"/>
    </style:style>
    <style:style style:name="T32" style:family="text">
      <style:text-properties fo:font-size="14pt" fo:font-weight="normal" officeooo:rsid="0018ddbe" fo:background-color="#ffff00" loext:char-shading-value="0" style:font-size-asian="14pt" style:font-weight-asian="normal" style:font-size-complex="14pt" style:font-weight-complex="normal"/>
    </style:style>
    <style:style style:name="T33" style:family="text">
      <style:text-properties fo:font-size="14pt" fo:font-weight="normal" officeooo:rsid="007573a2" fo:background-color="#ffff00" loext:char-shading-value="0" style:font-size-asian="14pt" style:font-weight-asian="normal" style:font-size-complex="14pt" style:font-weight-complex="normal"/>
    </style:style>
    <style:style style:name="T34" style:family="text">
      <style:text-properties fo:font-size="14pt" officeooo:rsid="001a09b5" style:font-size-asian="12.25pt" style:font-size-complex="14pt"/>
    </style:style>
    <style:style style:name="T35" style:family="text">
      <style:text-properties fo:font-size="14pt" officeooo:rsid="0096045b" style:font-size-asian="12.25pt" style:font-size-complex="14pt"/>
    </style:style>
    <style:style style:name="T36" style:family="text">
      <style:text-properties fo:font-size="14pt" officeooo:rsid="008af18d" fo:background-color="#ffff00" loext:char-shading-value="0" style:font-size-asian="12.25pt" style:font-size-complex="14pt"/>
    </style:style>
    <style:style style:name="T37" style:family="text">
      <style:text-properties fo:font-size="14pt" officeooo:rsid="008d4066" fo:background-color="#ffff00" loext:char-shading-value="0" style:font-size-asian="12.25pt" style:font-size-complex="14pt"/>
    </style:style>
    <style:style style:name="T38" style:family="text">
      <style:text-properties fo:font-size="14pt" officeooo:rsid="001a09b5" fo:background-color="#ffff00" loext:char-shading-value="0" style:font-size-asian="14pt" style:font-size-complex="14pt"/>
    </style:style>
    <style:style style:name="T39" style:family="text">
      <style:text-properties fo:font-size="14pt" fo:font-weight="bold" officeooo:rsid="001a09b5" fo:background-color="#ffff00" loext:char-shading-value="0" style:font-size-asian="14pt" style:font-size-complex="14pt"/>
    </style:style>
    <style:style style:name="T40" style:family="text">
      <style:text-properties officeooo:rsid="0018ddbe"/>
    </style:style>
    <style:style style:name="T41" style:family="text">
      <style:text-properties fo:language="pt" fo:country="BR"/>
    </style:style>
    <style:style style:name="T42" style:family="text">
      <style:text-properties fo:language="pt" fo:country="BR" fo:font-weight="bold"/>
    </style:style>
    <style:style style:name="T43" style:family="text">
      <style:text-properties fo:language="pt" fo:country="BR" officeooo:rsid="00774473"/>
    </style:style>
    <style:style style:name="T44" style:family="text">
      <style:text-properties officeooo:rsid="0073a6e6"/>
    </style:style>
    <style:style style:name="T45" style:family="text">
      <style:text-properties officeooo:rsid="00749a80"/>
    </style:style>
    <style:style style:name="T46" style:family="text">
      <style:text-properties fo:background-color="#ffff00" loext:char-shading-value="0"/>
    </style:style>
    <style:style style:name="T47" style:family="text">
      <style:text-properties officeooo:rsid="007e8262" fo:background-color="#ffff00" loext:char-shading-value="0"/>
    </style:style>
    <style:style style:name="T48" style:family="text">
      <style:text-properties fo:background-color="#ffff00" loext:char-shading-value="0"/>
    </style:style>
    <style:style style:name="T49" style:family="text">
      <style:text-properties officeooo:rsid="001a09b5" fo:background-color="#ffff00" loext:char-shading-value="0"/>
    </style:style>
    <style:style style:name="T50" style:family="text">
      <style:text-properties officeooo:rsid="0074e973"/>
    </style:style>
    <style:style style:name="T51" style:family="text">
      <style:text-properties officeooo:rsid="00760c11"/>
    </style:style>
    <style:style style:name="T52" style:family="text">
      <style:text-properties officeooo:rsid="00774473"/>
    </style:style>
    <style:style style:name="T53" style:family="text">
      <style:text-properties officeooo:rsid="0079a469"/>
    </style:style>
    <style:style style:name="T54" style:family="text">
      <style:text-properties officeooo:rsid="007a49db"/>
    </style:style>
    <style:style style:name="T55" style:family="text">
      <style:text-properties officeooo:rsid="0083cccb"/>
    </style:style>
    <style:style style:name="T56" style:family="text">
      <style:text-properties officeooo:rsid="0084db80"/>
    </style:style>
    <style:style style:name="T57" style:family="text">
      <style:text-properties officeooo:rsid="00892972"/>
    </style:style>
    <style:style style:name="T58" style:family="text">
      <style:text-properties officeooo:rsid="008af18d"/>
    </style:style>
    <style:style style:name="T59" style:family="text">
      <style:text-properties officeooo:rsid="008c6016"/>
    </style:style>
    <style:style style:name="T60" style:family="text">
      <style:text-properties officeooo:rsid="008ed6ef"/>
    </style:style>
    <style:style style:name="T61" style:family="text">
      <style:text-properties style:font-name="Liberation Serif" fo:font-size="14pt" fo:font-weight="normal" fo:background-color="#ffff00" loext:char-shading-value="0" style:font-size-asian="14pt" style:font-weight-asian="normal" style:font-size-complex="14pt" style:font-weight-complex="normal"/>
    </style:style>
    <style:style style:name="T62" style:family="text">
      <style:text-properties style:font-name="Liberation Serif" fo:font-size="14pt" fo:font-weight="normal" officeooo:rsid="008ed6ef" fo:background-color="#ffff00" loext:char-shading-value="0" style:font-size-asian="14pt" style:font-weight-asian="normal" style:font-size-complex="14pt" style:font-weight-complex="normal"/>
    </style:style>
    <style:style style:name="T63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64" style:family="text">
      <style:text-properties style:font-name="Liberation Serif" fo:font-size="14pt" fo:font-weight="normal" officeooo:rsid="008ed6ef" style:font-size-asian="14pt" style:font-weight-asian="normal" style:font-size-complex="14pt" style:font-weight-complex="normal"/>
    </style:style>
    <style:style style:name="T65" style:family="text">
      <style:text-properties officeooo:rsid="009021d7"/>
    </style:style>
    <style:style style:name="T66" style:family="text">
      <style:text-properties officeooo:rsid="009106fe"/>
    </style:style>
    <style:style style:name="T67" style:family="text">
      <style:text-properties officeooo:rsid="009b810a"/>
    </style:style>
    <style:style style:name="T68" style:family="text">
      <style:text-properties officeooo:rsid="009d0e84"/>
    </style:style>
    <style:style style:name="T69" style:family="text">
      <style:text-properties officeooo:rsid="009f2222"/>
    </style:style>
    <style:style style:name="T70" style:family="text">
      <style:text-properties officeooo:rsid="00a0adb2"/>
    </style:style>
    <style:style style:name="T71" style:family="text">
      <style:text-properties officeooo:rsid="00a163bc"/>
    </style:style>
    <style:style style:name="T72" style:family="text">
      <style:text-properties officeooo:rsid="00a26353"/>
    </style:style>
    <style:style style:name="T73" style:family="text">
      <style:text-properties officeooo:rsid="00a47e37"/>
    </style:style>
    <style:style style:name="T74" style:family="text">
      <style:text-properties officeooo:rsid="00a6c336"/>
    </style:style>
    <style:style style:name="T75" style:family="text">
      <style:text-properties officeooo:rsid="00a9b288"/>
    </style:style>
    <style:style style:name="T76" style:family="text">
      <style:text-properties officeooo:rsid="00abb248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Como usar git:</text:p>
      <text:p text:style-name="P37"/>
      <text:p text:style-name="P32">Oque é gerência de configuração de software?</text:p>
      <text:p text:style-name="P32"/>
      <text:p text:style-name="P32">Trata-se de um conjunto de atividades de apoio que auxiliam todo o processo de desenvolvimento de software garantindo o controle de versão, documentação, identificação e auditoria. Além disso, durante o processo de desenvolvimento de software existem alguns artefatos como o código fonte, documentação e manual de usuário.</text:p>
      <text:p text:style-name="P14"/>
      <text:p text:style-name="P38">Oque é o git?</text:p>
      <text:p text:style-name="P16"/>
      <text:p text:style-name="P46"><text:span text:style-name="T32">Trata-se de uma sistema de controle de versão/versionamento distribuído, é uma ferramenta que tem como objetivo auxiliar na colaboração de desenvolvedores durante o processo de desenvolvimento de software. Com o GiT vc pode trabalhar simultaneamente em branchs(ramificações do seu projeto) diferentes e depois fazer um merge entre elas. “</text:span><text:span text:style-name="T31">Quando criamos um repositório, ele automaticamente é iniciado com a branch </text:span><text:span text:style-name="Emphasis"><text:span text:style-name="T31">master/main</text:span></text:span><text:span text:style-name="T31">, que é equivalente ao tronco da sua árvore, ou seja, é a parte principal do seu projeto. As próximas branches são secundárias e, portanto, ramos da branch master/main.Em aplicações desenvolvidas por mais de uma pessoa, é uma boa prática que além da master, cada desenvolvedor crie e desenvolva seu código em sua própria branch, que pode ter qualquer nome.</text:span><text:bookmark text:name="b145"/><text:span text:style-name="T31"> </text:span><text:span text:style-name="Emphasis"><text:span text:style-name="T31">E quando a minha branch vai se juntar com a master/main? Como funciona?</text:span></text:span><text:bookmark text:name="d539"/><text:span text:style-name="Emphasis"><text:span text:style-name="T31"> </text:span></text:span><text:span text:style-name="T31">Vamos imaginar a criação de um site com 4 páginas (por exemplo: “página inicial”, “sobre nós”, “novidades” e “contato”) em que cada desenvolvedor será responsável por uma página.</text:span></text:p>
      <text:p text:style-name="P50"><text:bookmark text:name="7a12"/><text:span text:style-name="T31">Durante o desenvolvimento de cada página, cada programador irá codar e commitar para sua própria branch. Ao finalizar essa tarefa, aquela branch estará pronta para ser incorporada na branch master/main, processo anterio</text:span><text:span text:style-name="T33">r</text:span><text:span text:style-name="T31">mente citado chamado de </text:span><text:span text:style-name="Strong_20_Emphasis"><text:span text:style-name="T31">merge</text:span></text:span><text:span text:style-name="T31">.</text:span><text:bookmark text:name="fec7"/><text:span text:style-name="T31"> O processo de m</text:span><text:span text:style-name="T4">erge serve para fundir as duas branches e fazemos isso através do </text:span><text:span text:style-name="Strong_20_Emphasis"><text:span text:style-name="T4">pull request</text:span></text:span><text:span text:style-name="T4">.” A</text:span><text:span text:style-name="T12">lém disso o git cria automaticamente um histórico de todos os commits, permitindo o</text:span><text:span text:style-name="T5"> desenvolvedor retorna em um ponto no tempo, ou seja, um commit, desfazendo assim todas as alterações até aquele ponto/commit através do hash de um commit registrado no log. O fluxo de trabalho/</text:span><text:span text:style-name="T8">Workflow</text:span><text:span text:style-name="T5"> do seu repositório local consiste em três "árvores" mantidas pelo git. a primeira delas é sua </text:span><text:span text:style-name="Source_20_Text"><text:span text:style-name="T5">W</text:span></text:span><text:span text:style-name="Source_20_Text"><text:span text:style-name="T13">orking Directory</text:span></text:span><text:span text:style-name="T5"> que contém os arquivos vigentes. a segunda </text:span><text:span text:style-name="Source_20_Text"><text:span text:style-name="T13">Index/área de stage</text:span></text:span><text:span text:style-name="T5"> que funciona como uma área temporária e finalmente a </text:span><text:span text:style-name="Source_20_Text"><text:span text:style-name="T13">HEAD</text:span></text:span><text:span text:style-name="T13"> </text:span><text:span text:style-name="T5">que aponta para o último grupo de alterações (</text:span><text:span text:style-name="Strong_20_Emphasis"><text:span text:style-name="T12">snapshot</text:span></text:span><text:span text:style-name="T5">), ou seja, para o último </text:span><text:span text:style-name="T13">commit </text:span><text:span text:style-name="T5">(confirmação) que você fez, </text:span><text:span text:style-name="T7">ou seja, em ordem fica: Working directory &gt;&gt;&gt;&gt; Index através do git add, index &gt;&gt;&gt; Head através do git commit.</text:span></text:p>
      <text:p text:style-name="P39"/>
      <text:p text:style-name="P14"/>
      <text:p text:style-name="P14"><text:soft-page-break/></text:p>
      <text:p text:style-name="P14"/>
      <text:p text:style-name="P14"/>
      <text:p text:style-name="P14">Oque é o GitHub?</text:p>
      <text:p text:style-name="P14"/>
      <text:p text:style-name="P32">O GitHub é um servidor hospedagem de repositórios GIT focado no gerenciamento, desenvolvimento de projetos e versionamento de código na nuvem, além de auxiliar na colaboração de uma equipe de Devs durante todo o processo de Desenvolvimento. <text:span text:style-name="T67">Funciona também como uma rede social para Devs.</text:span></text:p>
      <text:p text:style-name="P14"/>
      <text:p text:style-name="P38">Oque é um repositório de software?</text:p>
      <text:p text:style-name="P82"><text:span text:style-name="T40"><text:line-break/>Trata-se de um local de armazenamento que hospeda os pacotes de software, bem como arquivos de configuração, documentação e entre outros. Na prática eles são armazenados em servidores de arquivos </text:span><text:span text:style-name="T51">que servem como repositórios de software</text:span><text:span text:style-name="T40">. Um repositório pode ser tanto local quanto remoto, um repositório local é por um exemplo repositório na sua própia maquina de casa, já um repositório remoto/online é uma versão do seu repositório hospedado em algum servidor na internet, vale lembrar que no fluxo de trabalho </text:span><text:span text:style-name="T14">“</text:span><text:span text:style-name="T3">nós criamos o </text:span><text:span text:style-name="T15">repositório em nossa máquina(local </text:span><text:span text:style-name="T16">cheio</text:span><text:span text:style-name="T15">) e enviamos para a hospedagem(remoto vázio) ou criamos o repositório</text:span><text:span text:style-name="T3"> na hospedagem(remoto cheio) e baixamos em nossa máquina(local vázio). </text:span><text:span text:style-name="T29">Os repositório remotos podem ser públicos (todos veem) ou privados (só o dono vê)</text:span></text:p>
      <text:p text:style-name="P82"><text:span text:style-name="T29"/></text:p>
      <text:p text:style-name="P102"><text:span text:style-name="T29">M</text:span><text:span text:style-name="T3">onorepositório vs múltiplos repositórios/</text:span><text:span text:style-name="T30">many-repo ou polyrepo ou multi-repo</text:span></text:p>
      <text:p text:style-name="P83"><text:span text:style-name="T3"/></text:p>
      <text:p text:style-name="P101"><text:span text:style-name="T30">#</text:span><text:span text:style-name="T3">Monorepo</text:span></text:p>
      <text:p text:style-name="P111"><text:span text:style-name="Strong_20_Emphasis"><text:span text:style-name="T3"/></text:span></text:p>
      <text:p text:style-name="P111"><text:span text:style-name="Strong_20_Emphasis"><text:span text:style-name="T15">O Monorepo como o próprio nome diz, seria um único repositório para manter o código de diversos projetos</text:span></text:span><text:span text:style-name="Strong_20_Emphasis"><text:span text:style-name="T17">, alguns integrados entre eles mesmo</text:span></text:span><text:span text:style-name="Strong_20_Emphasis"><text:span text:style-name="T15">.</text:span></text:span></text:p>
      <text:p text:style-name="P111"><text:span text:style-name="Strong_20_Emphasis"><text:span text:style-name="T15">Vantagens</text:span></text:span><text:span text:style-name="T15">:</text:span></text:p>
      <text:list xml:id="list1272485002" text:style-name="L1">
        <text:list-item>
          <text:p text:style-name="P112">Com a utilização de Monorepo, os diversos projetos estarão em apenas um único git, isso ajudará na reutilização de código. </text:p>
        </text:list-item>
        <text:list-item>
          <text:p text:style-name="P112">Com Monorepo é mais simples fazer um build de todos os projetos que foram alterados. </text:p>
        </text:list-item>
        <text:list-item>
          <text:p text:style-name="P112">É mais simples manter um único estilo visual para os diversos projetos, visto que é possível ter um projeto em comum para lidar com css e imagens. </text:p>
        </text:list-item>
        <text:list-item>
          <text:p text:style-name="P109">A integração de um novo membro no time tende a ser algo mais rápido e tranquilo, pois o mesmo não precisará baixar e configurar diversos projetos separados. </text:p>
        </text:list-item>
      </text:list>
      <text:p text:style-name="Text_20_body"><text:span text:style-name="Strong_20_Emphasis">Desvantagens</text:span>:</text:p>
      <text:list xml:id="list769353610" text:style-name="L2">
        <text:list-item>
          <text:p text:style-name="P113">Criar a cultura de utilizar um único repositório. </text:p>
        </text:list-item>
        <text:list-item>
          <text:p text:style-name="P113">Com base no crescimento do projeto, ele se torna mais custoso para realizar o clone. </text:p>
        </text:list-item>
        <text:list-item>
          <text:p text:style-name="P113">Não há uma forma de criar segurança entre os projetos, todos os desenvolvedores podem trabalhar em todos os projetos. </text:p>
        </text:list-item>
        <text:list-item>
          <text:p text:style-name="P110"><text:soft-page-break/>Histórico de commits (linha de tempo) dificultam entendimento do que vem sendo alterado e do que afeta o que, afetando também resolução de problemas</text:p>
        </text:list-item>
        <text:list-item>
          <text:p text:style-name="P110">Problemas de perfomance em caso de monorepos grandes</text:p>
        </text:list-item>
      </text:list>
      <text:p text:style-name="P84"><text:span text:style-name="T3">https://github.com/joelparkerhenderson/monorepo-vs-polyrepo#key-differences</text:span></text:p>
      <text:p text:style-name="P105"/>
      <text:p text:style-name="P1">Criando um repositório local + remoto e conectando/sincronizando os 2:</text:p>
      <text:p text:style-name="P1"/>
      <text:p text:style-name="P6">#Alterando as configs</text:p>
      <text:p text:style-name="P26">git config --global user.name <text:span text:style-name="T1">Breno</text:span></text:p>
      <text:p text:style-name="P26"><text:span text:style-name="T1">git config --global </text:span>user.email <text:span text:style-name="T1">BrenFernCast@outlook.com</text:span></text:p>
      <text:p text:style-name="P17">git config --global core.editor nvim</text:p>
      <text:p text:style-name="P17">git config --global merge.tool vimdiff</text:p>
      <text:p text:style-name="P5"><text:s text:c="2"/></text:p>
      <text:p text:style-name="P10">#Verificando a lista de configurações</text:p>
      <text:p text:style-name="P17">git config --list</text:p>
      <text:p text:style-name="P6"/>
      <text:p text:style-name="P11">#Conectando o repositório local com o remoto</text:p>
      <text:p text:style-name="P24">gi<text:span text:style-name="T2">t</text:span> remote add origin &lt;servidor&gt; ou git remote add -m &lt;servidor&gt;</text:p>
      <text:p text:style-name="P24"/>
      <text:p text:style-name="P25">-m = <text:s/>branch master/main</text:p>
      <text:p text:style-name="P24"/>
      <text:p text:style-name="P25">#git remote é um comando feito para gerências os repositórios remotos rastreados</text:p>
      <text:p text:style-name="P25"/>
      <text:p text:style-name="P25">git remote -v = apresenta com detalhes a informação dos repo remotos</text:p>
      <text:p text:style-name="P24"/>
      <text:p text:style-name="P40">#origin é o alias padrão para a URL do seu repositório remoto. A partir de então, o Git sabe que "origem" aponta para esse repositório específico (neste caso, um repositório GitHub com qualquer nome). </text:p>
      <text:p text:style-name="P25"/>
      <text:p text:style-name="P25">mkdir Legolasconfig ; cd Legolasconfig</text:p>
      <text:p text:style-name="P4"/>
      <text:p text:style-name="P4">#Gerando par de chaves SSH</text:p>
      <text:p text:style-name="P3"/>
      <text:p text:style-name="P24">ssh-keygen -t ed25519 -C "BrenFernCast@outlook.com"</text:p>
      <text:p text:style-name="P3"/>
      <text:p text:style-name="P3">#Status dos arquivos</text:p>
      <text:p text:style-name="P24"/>
      <text:p text:style-name="P24">Não monitorado (untracked) = referente a um arquivo novo <text:span text:style-name="T52">que subiu</text:span> <text:span text:style-name="T51">na working directory</text:span></text:p>
      <text:p text:style-name="P24"/>
      <text:p text:style-name="P24">Modificado (modified) = se refere a um arquivo alterado/editado <text:span text:style-name="T51">na working directory</text:span></text:p>
      <text:p text:style-name="P24"/>
      <text:p text:style-name="P24"><text:soft-page-break/>Preparado (staged) = quando o arquivo é add ao ind<text:span text:style-name="T52">ex</text:span>/staged area e estar pronto para ser commitado</text:p>
      <text:p text:style-name="P24"/>
      <text:p text:style-name="P24">Consolidade (commited) = um arquivo que já foi commitado</text:p>
      <text:p text:style-name="P3"/>
      <text:p text:style-name="P3">#Exibi as diferenças entre working directory, commits e branchs</text:p>
      <text:p text:style-name="P24">git diff = diff entre o indice/staged area com o último commit</text:p>
      <text:p text:style-name="P24">git diff &lt;commit&gt; &lt;commit&gt; = diff entre 2 commits especificos</text:p>
      <text:p text:style-name="P24">git diff HEAD ~1 = diff entre a working directory com o <text:s/>último commit</text:p>
      <text:p text:style-name="P63"><text:span text:style-name="Source_20_Text"><text:span text:style-name="T27">git diff branch1 branch2 = diff entre 2 branchs</text:span></text:span></text:p>
      <text:p text:style-name="P24"/>
      <text:p text:style-name="P1"/>
      <text:p text:style-name="P10">#Criando um repositório local</text:p>
      <text:p text:style-name="P26">git init</text:p>
      <text:p text:style-name="P1"/>
      <text:p text:style-name="P1">#Removendo um repositório git local</text:p>
      <text:p text:style-name="P1"/>
      <text:p text:style-name="P62"><text:span text:style-name="Source_20_Text"><text:span text:style-name="T28">rm -rf .git</text:span></text:span></text:p>
      <text:p text:style-name="P1"/>
      <text:p text:style-name="P10">#Adicionando um arquivo ou modificaçãoes em arquivos ao repo local e por consquência enviando o arquivo para <text:s/>o index/área de stage</text:p>
      <text:p text:style-name="P2"/>
      <text:p text:style-name="P27">git add caixa.txt</text:p>
      <text:p text:style-name="P1"/>
      <text:p text:style-name="P1">#Commitando o arquivo e por consequência enviando o arquivo do index para o head que aponta para o último commit feito, ou seja, o de agora</text:p>
      <text:p text:style-name="P1"/>
      <text:p text:style-name="P26">git commit -m “Meu 1 commit”</text:p>
      <text:p text:style-name="P26"/>
      <text:p text:style-name="P26">- m = pra dá nome</text:p>
      <text:p text:style-name="P1"/>
      <text:p text:style-name="P42"><text:span text:style-name="T1">#atualizando o repositório remoto </text:span><text:span text:style-name="T45">com </text:span><text:span text:style-name="T1">as alterações feitas no local com base na sua </text:span>cópia de trabalho local no<text:span text:style-name="T1"> head que aponta </text:span><text:span text:style-name="T45">pa</text:span><text:span text:style-name="T1">ra o último commit feito, ou seja, o de agora.</text:span></text:p>
      <text:p text:style-name="P6"/>
      <text:p text:style-name="P17">git push origin main ou git push -u origin main ou git push origin ou git push</text:p>
      <text:p text:style-name="P41"/>
      <text:p text:style-name="P48"><text:span text:style-name="T6">-u = </text:span><text:span text:style-name="Source_20_Text"><text:span text:style-name="T6">--set-upstream = define a ramificação remota padrão para a ramificação local atual.</text:span></text:span></text:p>
      <text:p text:style-name="P57"><text:span text:style-name="Source_20_Text"><text:span text:style-name="T3"/></text:span></text:p>
      <text:p text:style-name="P6">OU</text:p>
      <text:p text:style-name="P6"/>
      <text:p text:style-name="P6"><text:span text:style-name="T44">#</text:span>Clonando um repositório remoto:</text:p>
      <text:p text:style-name="P12"/>
      <text:p text:style-name="P28">git clone &lt;link do repositório&gt;</text:p>
      <text:p text:style-name="P28"><text:soft-page-break/></text:p>
      <text:p text:style-name="P28">e dps o msm do processo restante</text:p>
      <text:p text:style-name="P12"/>
      <text:p text:style-name="P12"># Clonando um submodule</text:p>
      <text:p text:style-name="P12"/>
      <text:p text:style-name="P43"><text:span text:style-name="T1">#</text:span><text:span text:style-name="T41">O </text:span><text:span text:style-name="T42">Submodule</text:span><text:span text:style-name="T41"> permite que você mantenha </text:span><text:span text:style-name="T43">um</text:span><text:span text:style-name="T41"> repositório </text:span><text:span text:style-name="T42">Git</text:span><text:span text:style-name="T41"> como um subdiretório de outro repositório </text:span><text:span text:style-name="T42">Git</text:span><text:span text:style-name="T41">, como uma dependência, </text:span><text:span text:style-name="T42">o que</text:span><text:span text:style-name="T41"> permite um </text:span><text:span text:style-name="T42">clone</text:span><text:span text:style-name="T41"> de outro repositório dentro do seu, além de permitir commits totalmente separados, ou seja, todos os comandos e configurações referentes ao submódulo deverá ser feita dentro do diretório do mesmo.</text:span></text:p>
      <text:p text:style-name="P6"/>
      <text:p text:style-name="P6">#Cria uma pasta dentro de um repositório <text:s/>local e adciona um submodule nela</text:p>
      <text:p text:style-name="P6"/>
      <text:p text:style-name="P17">Exemplo: git submodule add https://github.com/gethugothemes/liva-hugo.git /home/tracker/teste2/casa</text:p>
      <text:p text:style-name="P6"/>
      <text:h text:style-name="P65" text:outline-level="3">#O init vai iniciar as configurações necessárias para o trabalhamos com os submodules.</text:h>
      <text:p text:style-name="P52">git submodule init</text:p>
      <text:p text:style-name="P51"/>
      <text:p text:style-name="P51">#Atualizando as configurações, esse comando irá carregar todas as alterações feitas no seu submodulos, caso você tenha feito alguma.</text:p>
      <text:p text:style-name="P64">git submodule update</text:p>
      <text:h text:style-name="P54" text:outline-level="1">#Atualizando a dependência/submodule</text:h>
      <text:p text:style-name="P55">cd casa</text:p>
      <text:p text:style-name="P55">git pull remote origin master/main por exemplo</text:p>
      <text:p text:style-name="P17"/>
      <text:h text:style-name="P53" text:outline-level="1"><text:span text:style-name="T50">#</text:span>Como isso tudo funciona?</text:h>
      <text:section text:style-name="Sect1" text:name="post-body-8560917689161957293">
        <text:p text:style-name="P56">Ao usar o git pull, dentro de um Submodule, temos um projeto dentro de outro. Nesse caso, o Git vai gravar o hash do submódulo, e não do seu conteúdo. Assim, ao criar um submódulo, você acaba adicionando uma versão de outro projeto ao seu.</text:p>
        <text:p text:style-name="P56">Caso queira a versão mais nova do Submodule, basta executar os mesmos comandos que executa com seu repositório normalmente.</text:p>
        <text:p text:style-name="P56">Assim como o Push, a única diferença é que esses comandos devem ser executados com você já estando dentro da pasta do submódulo. Como podem ver, o uso do Submodules é simples e útil inclusive para controle de dependências.</text:p>
      </text:section>
      <text:p text:style-name="P6"/>
      <text:p text:style-name="P29">#Manipulação de branchs</text:p>
      <text:p text:style-name="P6"/>
      <text:p text:style-name="P47"><text:soft-page-break/><text:span text:style-name="T10">#</text:span><text:span text:style-name="T9">De modo simplório, o </text:span><text:span text:style-name="Source_20_Text"><text:span text:style-name="T9">git fetch busca/atualiza </text:span></text:span><text:span text:style-name="T9">as refências locais com relação às remotas, ele vê as diferenças, mas não altera nada nesse branch, </text:span><text:span text:style-name="T11">ele não faz o merge</text:span><text:span text:style-name="T9">. Já </text:span><text:span text:style-name="Source_20_Text"><text:span text:style-name="T9">git pull</text:span></text:span><text:span text:style-name="T9"> faz o </text:span><text:span text:style-name="Source_20_Text"><text:span text:style-name="T9">git fetch</text:span></text:span><text:span text:style-name="T9"> e faz o merge das diferenças.</text:span></text:p>
      <text:p text:style-name="P6"/>
      <text:p text:style-name="P17">git fetch &lt;servidor&gt;</text:p>
      <text:p text:style-name="P7"/>
      <text:p text:style-name="P7">#atualiza o repositório local com as alterações feitas no remoto</text:p>
      <text:p text:style-name="P17">git pull</text:p>
      <text:p text:style-name="P88"/>
      <text:p text:style-name="P94"><text:span text:style-name="T72">#</text:span><text:span text:style-name="T59">Aplicar/incorpora os commits de uma branch na branch atual. Encontra um commit comum(base) entre as branchs e aplica todos os commits que a branch atual não possui. Caso existam commits na branch atual que não estão na outra, será criado um commit de merge.</text:span></text:p>
      <text:p text:style-name="P73"/>
      <text:p text:style-name="P49"><text:span text:style-name="T37">Prós</text:span><text:span text:style-name="T36">: </text:span><text:span text:style-name="T37">Não p</text:span><text:span text:style-name="T36">erde </text:span><text:span text:style-name="T37">a</text:span><text:span text:style-name="T36"> ordem cronológica</text:span></text:p>
      <text:p text:style-name="P49"><text:span text:style-name="T37">Contras: Commits extras e histórico não linear</text:span><text:span text:style-name="T36"> </text:span></text:p>
      <text:p text:style-name="P49"><text:span text:style-name="T36"/></text:p>
      <text:p text:style-name="P93"><text:span text:style-name="T36">git merge</text:span></text:p>
      <text:p text:style-name="P23"/>
      <text:p text:style-name="P34"><text:span text:style-name="T55"># </text:span><text:span text:style-name="T56">Semelhante ao merge, </text:span><text:span text:style-name="T57">porém é diferente na ordem de aplicar os commits. </text:span><text:span text:style-name="T58">No Rebase, os seus commits na frente da base são removidos temporariamente, os commits de outras são aplicados na sua branch e por fim seus commits são aplicados um a um, entretanto, pode acontecer conflitos que serão resolvidos para cada commit.</text:span></text:p>
      <text:p text:style-name="P31"/>
      <text:p text:style-name="P31">Prós: Evita commits extras, histórico linear</text:p>
      <text:p text:style-name="P31">Contras: Perde ordem cronológica </text:p>
      <text:p text:style-name="P23"/>
      <text:p text:style-name="P30">git reb<text:span text:style-name="T56">ase &lt;nome da branch&gt;</text:span></text:p>
      <text:p text:style-name="P6"/>
      <text:p text:style-name="P35">#Conflitos no Git</text:p>
      <text:p text:style-name="P35"/>
      <text:p text:style-name="P36"><text:span text:style-name="T46">Conflitos acontecem ao unirmos alterações feitas nas mesmas linhas em versões de arquivos diferentes</text:span> </text:p>
      <text:p text:style-name="P9"/>
      <text:p text:style-name="P6">#Cria uma nova branch local e remota</text:p>
      <text:p text:style-name="P13">git branch = <text:span text:style-name="T47">mostra todas as branchs existentes naquele repositório</text:span></text:p>
      <text:p text:style-name="P6"/>
      <text:p text:style-name="P17">git branch &lt;nome&gt;</text:p>
      <text:p text:style-name="P6"/>
      <text:p text:style-name="P58">git push origin NOME-DO-BRANCH</text:p>
      <text:p text:style-name="P6"/>
      <text:p text:style-name="P45">#Remova uma branch local e remota</text:p>
      <text:p text:style-name="P44"/>
      <text:p text:style-name="P60"><text:span text:style-name="Source_20_Text"><text:span text:style-name="T28">git branch -d nome-da-branch</text:span></text:span></text:p>
      <text:p text:style-name="P61"><text:span text:style-name="Source_20_Text"><text:span text:style-name="T28">git push origin --delete nome-da-branch</text:span></text:span></text:p>
      <text:p text:style-name="P61"><text:soft-page-break/><text:span text:style-name="Source_20_Text"><text:span text:style-name="T26"/></text:span></text:p>
      <text:p text:style-name="P61"><text:span text:style-name="Source_20_Text"><text:span text:style-name="T26">#Renomeie uma branch local e remota</text:span></text:span></text:p>
      <text:p text:style-name="P61"><text:span text:style-name="Source_20_Text"><text:span text:style-name="T26"/></text:span></text:p>
      <text:p text:style-name="P61"><text:span text:style-name="Source_20_Text"><text:span text:style-name="T18">git branch -m novo-nome</text:span></text:span></text:p>
      <text:p text:style-name="P61"><text:span text:style-name="Source_20_Text"><text:span text:style-name="T18"/></text:span></text:p>
      <text:p text:style-name="P69"><text:span text:style-name="Source_20_Text"><text:span text:style-name="T18">git push origin --delete </text:span></text:span><text:span text:style-name="Source_20_Text"><text:span text:style-name="T19">&lt;</text:span></text:span><text:span text:style-name="Source_20_Text"><text:span text:style-name="T18">nome-antig</text:span></text:span><text:span text:style-name="Source_20_Text"><text:span text:style-name="T19">o&gt;</text:span></text:span></text:p>
      <text:p text:style-name="P61"><text:span text:style-name="Source_20_Text"><text:span text:style-name="T18"/></text:span></text:p>
      <text:p text:style-name="P68"><text:span text:style-name="Source_20_Text"><text:span text:style-name="T24">#Tag</text:span></text:span></text:p>
      <text:p text:style-name="P68"><text:span text:style-name="Source_20_Text"><text:span text:style-name="T25"/></text:span></text:p>
      <text:p text:style-name="P72"><text:span text:style-name="Source_20_Text"><text:span text:style-name="T22">Útil para definir versões estáveis do projeto. Semelhante a branch porém não recebe mais commits. Para alterar uma tag será necessário da um checkout na tag e logo dps criar uma nova branch a partir dessa tag.</text:span></text:span></text:p>
      <text:p text:style-name="P68"><text:span text:style-name="Source_20_Text"><text:span text:style-name="T23"/></text:span></text:p>
      <text:p text:style-name="P70"><text:span text:style-name="Source_20_Text"><text:span text:style-name="T25">#Colaboração</text:span></text:span></text:p>
      <text:p text:style-name="P71"><text:span text:style-name="Source_20_Text"><text:span text:style-name="T25"/></text:span></text:p>
      <text:p text:style-name="P71"><text:span text:style-name="Source_20_Text"><text:span text:style-name="T20">Um usuário comum em relação a um repositório público possui apenas a permissão de clonar, fazer fork e commits de um repo, já um colaborador pode </text:span></text:span><text:span text:style-name="Source_20_Text"><text:span text:style-name="T21">fazer</text:span></text:span><text:span text:style-name="Source_20_Text"><text:span text:style-name="T20"> um push d</text:span></text:span><text:span text:style-name="Source_20_Text"><text:span text:style-name="T21">e</text:span></text:span><text:span text:style-name="Source_20_Text"><text:span text:style-name="T20"> seus commits </text:span></text:span><text:span text:style-name="Source_20_Text"><text:span text:style-name="T21">pro seu repo</text:span></text:span><text:span text:style-name="Source_20_Text"><text:span text:style-name="T20">.</text:span></text:span></text:p>
      <text:p text:style-name="P59"/>
      <text:p text:style-name="P59">#Git checkout</text:p>
      <text:p text:style-name="P6"/>
      <text:p text:style-name="P104"><text:span text:style-name="T34">git checkout = </text:span><text:span text:style-name="T35">a</text:span><text:span text:style-name="T34">lterne entre os ramos ou restaure os arquivos da árvore de trabalho</text:span></text:p>
      <text:p text:style-name="P17"/>
      <text:p text:style-name="P18">git checkout -b = cria uma nova branch -b = pra ir pra branch selecionada</text:p>
      <text:p text:style-name="P18"/>
      <text:p text:style-name="P17">git checkout &lt;nome da branch&gt; = troca para uma branch</text:p>
      <text:p text:style-name="P17"/>
      <text:p text:style-name="P17">git checkout &lt;commit&gt; = permite ver como uma branch estava em um determinado commit/ git checkout master ou o número do último commit = para retornar ao último commit</text:p>
      <text:p text:style-name="P17"/>
      <text:p text:style-name="P17">git checkout <text:s/>--&lt;arquivo&gt; ou = Desfaz alterações feitas em um arquivo da working directory com base no último commit</text:p>
      <text:p text:style-name="P17"/>
      <text:p text:style-name="P19">git checkout -- . = Desfaz alterações feitas em todos os arquivos da working directory com base no último commit</text:p>
      <text:p text:style-name="P6"/>
      <text:p text:style-name="P20">git checkout HEAD --&lt;arquivo&gt; = Desfaz alterações feitas em um arquivo do indice/staged area com base no último commit</text:p>
      <text:p text:style-name="P20"/>
      <text:p text:style-name="P21">git checkout HEAD -- . = Desfaz alterações feitas em todos os arquivos do indice/staged area com base no último commit</text:p>
      <text:p text:style-name="P8"/>
      <text:p text:style-name="P8"># git revert</text:p>
      <text:p text:style-name="P8"/>
      <text:p text:style-name="P20"><text:soft-page-break/>git revert &lt;commit&gt; = reverte um commit, cria um novo commit que desfaz as alterações do commit especificado, ele faz tudo ao contrário</text:p>
      <text:p text:style-name="P20"/>
      <text:p text:style-name="P33"># git reset</text:p>
      <text:p text:style-name="P8"/>
      <text:p text:style-name="P20">git reset &lt;commit&gt; = reseta o repositório para um determinado commit, mas não exclui as alterações feitas/<text:span text:style-name="T54">alterar o estado</text:span>, <text:span text:style-name="T53">o repositório continua o msm, mas é como se o commit nunca tivesse sido feito.</text:span></text:p>
      <text:p text:style-name="P20"/>
      <text:p text:style-name="P22">git reset --hard &lt;commit&gt; = reseta o repositório para um determinado commit e exclui todas as alterações, <text:span text:style-name="T54">ou seja volta pro estado commit anterior</text:span> #não usar se já estiver publicado, é melhor usar o revert</text:p>
      <text:p text:style-name="P22"/>
      <text:p text:style-name="P22">git reset HEAD ~1 = reseta o repositório 1 commit atrás, ou seja, para o último commit #dá pra combinar o HEAD ~1 <text:s/>com o --hard se vc quiser</text:p>
      <text:p text:style-name="P87"/>
      <text:p text:style-name="P92"><text:span text:style-name="T65">#</text:span>git status</text:p>
      <text:p text:style-name="P6"/>
      <text:p text:style-name="P74">Exibe a seguinte situtação(status) da <text:span text:style-name="T65">Working directory </text:span>bem como as suas diferenças com o index e o head, ou seja, arquivos modificados, arquivos novos que podem ser adcionados ao index</text:p>
      <text:p text:style-name="P6"/>
      <text:p text:style-name="P86"><text:s/><text:span text:style-name="T66">#</text:span>git show</text:p>
      <text:p text:style-name="P6"/>
      <text:p text:style-name="P6">Mostra detalhes sobre o repositório GIT <text:span text:style-name="T68">de forma paginada</text:span></text:p>
      <text:p text:style-name="P6"/>
      <text:p text:style-name="P6"><text:span text:style-name="T66">#</text:span>git log</text:p>
      <text:p text:style-name="P6"><text:span text:style-name="T48"/></text:p>
      <text:p text:style-name="P90"><text:span text:style-name="T49">Mostra o histórico de commits</text:span></text:p>
      <text:p text:style-name="P15"/>
      <text:p text:style-name="P15"><text:span text:style-name="T1">#.</text:span><text:span text:style-name="T60">git</text:span></text:p>
      <text:p text:style-name="P6"/>
      <text:p text:style-name="P106"><text:span text:style-name="T38">O </text:span><text:span text:style-name="T39">diretório .git</text:span><text:span text:style-name="T38"> é onde o </text:span><text:span text:style-name="T39">Git</text:span><text:span text:style-name="T38"> armazena os metadados e o banco de dados de objetos de seu projeto.</text:span></text:p>
      <text:p text:style-name="P106"><text:span text:style-name="T62"/></text:p>
      <text:h text:style-name="P66" text:outline-level="3"><text:span text:style-name="T64">#</text:span><text:span text:style-name="T63">gitignore</text:span></text:h>
      <text:h text:style-name="P66" text:outline-level="3"><text:span text:style-name="T61">Você pode criar um arquivo </text:span><text:span text:style-name="Emphasis"><text:span text:style-name="T61">.gitignore</text:span></text:span><text:span text:style-name="T61"> arquivo no diretório-raiz do seu repositório para dizer ao Git quais arquivos e diretórios devem ser ignorados ao fazer um commit.</text:span></text:h>
      <text:p text:style-name="P91">#Fork</text:p>
      <text:p text:style-name="P91"/>
      <text:p text:style-name="P75">Em engenharia de software, um Fork acontece quando um desenvolvedor inicia um projeto independente com base no código de um projeto já existente, ou seja, quando <text:soft-page-break/>um software é desenvolvido com base em outro, já existente, que foi descontinuado ou não. Você também pode “fokear” repositórios de outros Devs, <text:span text:style-name="T69">sem a pretensão de gerar um novo projeto, mas ajudando o desenvolvedor do projeto sugerindo melhorias, correções, mostrando falhas e bugs e propondo bugfix...</text:span> </text:p>
      <text:p text:style-name="P75"/>
      <text:p text:style-name="P95"><text:span text:style-name="T70">#</text:span>Issues</text:p>
      <text:p text:style-name="P95"/>
      <text:p text:style-name="P76">Tradução: Questões, pode ser entendido como tarefa</text:p>
      <text:p text:style-name="P76"/>
      <text:p text:style-name="P77">Reporta/relata bugs, organizar tarefas a serem feitas, permite discussão entre os usuários, pode ser referenciado por commits, <text:span text:style-name="T71">é possível adicionar labels (entiquetas) afim de classificar um problema, por exemplo um bug. </text:span><text:span text:style-name="T75">Existe em outros servidores git.</text:span></text:p>
      <text:p text:style-name="P80"/>
      <text:p text:style-name="P76"/>
      <text:p text:style-name="P76">- Commit: “Closes #3” = fecha a issue #3</text:p>
      <text:p text:style-name="P96"/>
      <text:p text:style-name="P97">#Pull Request</text:p>
      <text:p text:style-name="P78"/>
      <text:p text:style-name="P78">O grande simbolo de colaboração. É quando você solicita que suas alterações sejam unidas a uma branch no mesmo repositório ou a um repositório que sofreu o fork. Igual uma issue porém com uma branch associada, com isso uma lista de commits associada. Muito útil para o trabalho colaborativo, principalmente em comunidades de código aberto. <text:span text:style-name="T72">Usado para confirmar o merge, </text:span><text:span text:style-name="T73">depois que as alterações forem discutidas, testadas e aprovadas pelos desenvolvedores. </text:span><text:span text:style-name="T74">Após isso é só fazer um pull para atualizar o repositório local.</text:span></text:p>
      <text:p text:style-name="P78"/>
      <text:p text:style-name="P98">#Checando um Pull Request</text:p>
      <text:p text:style-name="P79"/>
      <text:p text:style-name="P79">git fetch origin pull/&lt;id do pull request&gt;/head:&lt;nome da branch&gt;</text:p>
      <text:p text:style-name="P79"/>
      <text:p text:style-name="P79">cria uma branch com os commits do pull request</text:p>
      <text:p text:style-name="P79"/>
      <text:p text:style-name="P100">#GitHub Milestones</text:p>
      <text:p text:style-name="P81"/>
      <text:p text:style-name="P81">Grupo de Issues associado a um objetivo. <text:span text:style-name="T76">É possível configurar</text:span> uma data/um prazo, permite acompanhar a % de issues resolvidas. Existe em outros servidores git.</text:p>
      <text:p text:style-name="P79"/>
      <text:p text:style-name="P99">#GIT Flow</text:p>
      <text:p text:style-name="P7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6T22:03:49.928000000</meta:creation-date>
    <dc:date>2021-06-28T19:18:10.053279318</dc:date>
    <meta:editing-duration>PT8H14M23S</meta:editing-duration>
    <meta:editing-cycles>90</meta:editing-cycles>
    <meta:generator>LibreOffice/6.4.7.2$Linux_X86_64 LibreOffice_project/40$Build-2</meta:generator>
    <meta:document-statistic meta:table-count="0" meta:image-count="0" meta:object-count="0" meta:page-count="9" meta:paragraph-count="152" meta:word-count="2400" meta:character-count="14650" meta:non-whitespace-character-count="12400"/>
  </office:meta>
</office:document-meta>
</file>